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P2" style:parent-style-name="Textbody" style:family="paragraph">
      <style:paragraph-properties fo:text-indent="0in"/>
    </style:style>
    <style:style style:name="P3" style:parent-style-name="Textbody" style:family="paragraph">
      <style:paragraph-properties fo:text-indent="0in"/>
    </style:style>
    <style:style style:name="P4" style:parent-style-name="Textbody" style:family="paragraph">
      <style:paragraph-properties fo:text-indent="0in"/>
    </style:style>
  </office:automatic-styles>
  <office:body>
    <office:text text:use-soft-page-breaks="true">
      <text:p text:style-name="P1">4- Escribe un programa que pida un número entero por teclado y muestre por pantalla si es positivo, negativo o cero. Implementa y utiliza la función:</text:p>
      <text:p text:style-name="Standard"><text:tab/>int dimeSigno(int a) // Devuelve -1 si es negativo, 0 si es igual a 0, 1 si es<text:s/>positivo</text:p>
      <text:p text:style-name="Standard"/>
      <text:p text:style-name="P2">12 Realiza un programa que dado un valor en kilómetros nos lo traduce a millas. El programa debe tener una función que reciba como parámetro una cantidad en kilómetros y nos la devuelva en millas.</text:p>
      <text:p text:style-name="Textbody"/>
      <text:p text:style-name="Standard">15 Escribe un programa que cree un array de tamaño 100 con los primeros 100 números naturales. Luego muestra la suma total y la media. Implementa una función que calcule la suma de un array y otra que calcule la media de un array.</text:p>
      <text:p text:style-name="Standard"/>
      <text:p text:style-name="Standard">17 Realiza un programa que nos pida número enteros hasta que se introduzca el 0, diciéndonos, para cada número introducido si es primo o no. Hay que recordar que un número es primo si es divisible por si mismo y por 1. El 1 no es primo por convenio. Se debe crear una función que pasándole un número entero devuelva si es primo<text:s/>o no.</text:p>
      <text:p text:style-name="Standard"/>
      <text:p text:style-name="P3">18<text:s/>OPCIONAL +0.25 Examen<text:s/></text:p>
      <text:p text:style-name="P4">El NIF (o letra asociada a un DNI) se obtiene de la siguiente manera: Se divide el número de DNI entre 23 y el resto es codificado por una letra según la siguiente equivalencia:</text:p>
      <text:p text:style-name="Textbody">0: "T", 1: "R", 2: "W", 3: "A", 4: "G", 5: "M", 6: "Y", 7: "F", 8: "P", 9: "D",10:"X", 11: "B", 12: "N", 13: "J", 14: "Z", 15: "S", 16: "Q", 17: "V", 18: "H", 19: "L", 20: "C", 21: "K", 22: "E".</text:p>
      <text:p text:style-name="Textbody">Escribe un programa que pida el DNI y muestre por pantalla la letra asociada. Para ello se deberá crear una función a la que se le pase el número y devuelva la letra.</text:p>
      <text:p text:style-name="Textbody">Ejemplo: para el DNI 56321122 el NIF es ‘X’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ítulo2" style:default-outline-level="1">
      <style:paragraph-properties fo:margin-top="0.1652in" fo:margin-bottom="0.2006in"/>
      <style:text-properties style:font-name="Calibri" style:font-name-asian="Calibri" style:font-name-complex="Calibri" fo:font-weight="bold" style:font-weight-asian="bold" style:font-weight-complex="bold" fo:color="#669966" fo:hyphenate="false"/>
    </style:style>
    <style:style style:name="Título2" style:display-name="Título 2" style:family="paragraph" style:parent-style-name="Título1" style:next-style-name="Textbody" style:default-outline-level="2">
      <style:paragraph-properties fo:margin-top="0.1256in" fo:margin-bottom="0.0986in"/>
      <style:text-properties fo:font-style="italic" style:font-style-asian="italic" style:font-style-complex="italic" fo:text-transform="none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1256in" fo:margin-bottom="0.0826in"/>
      <style:text-properties fo:font-weight="bold" style:font-weight-asian="bold" style:font-weight-complex="bold" fo:text-transform="none" fo:color="#669966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1256in" fo:margin-bottom="0.0826in"/>
      <style:text-properties fo:font-weight="bold" style:font-weight-asian="bold" style:font-weight-complex="bold" fo:font-style="italic" style:font-style-asian="italic" style:font-style-complex="italic" fo:text-transform="none" fo:font-size="10.5pt" style:font-size-asian="10.5pt" style:text-underline-type="double" style:text-underline-style="solid" style:text-underline-width="auto" style:text-underline-mode="continuous" fo:hyphenate="false"/>
    </style:style>
    <style:style style:name="Título5" style:display-name="Título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justify"/>
      <style:text-properties style:font-name="Calibri" style:font-name-asian="Calibri" style:font-name-complex="Calibri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start" fo:margin-top="0.1666in" fo:margin-bottom="0.0833in"/>
      <style:text-properties style:font-name="Arial" style:font-name-asian="Arial Unicode MS" style:font-name-complex="Arial Unicode MS" fo:text-transform="uppercase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395in" fo:margin-bottom="0.043in" fo:text-indent="0.0784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style:font-name="Verdana" style:font-name-asian="Verdana" style:font-name-complex="Verdana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paragraph-properties text:number-lines="false" fo:border="0.0034in solid #666633" fo:padding="0.0416in" style:shadow="none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text-transform="uppercase" fo:color="#999966" fo:font-size="9pt" style:font-size-asian="9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text-transform="uppercase" fo:color="#999966"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otasInformativas" style:display-name="Notas Informativas" style:family="paragraph" style:parent-style-name="Textbody">
      <style:paragraph-properties fo:border="0.0034in solid #000000" fo:padding="0.0416in" style:shadow="none" fo:margin-top="0.059in" fo:margin-bottom="0.0784in" fo:margin-left="0.9451in" fo:margin-right="0.0395in" fo:text-indent="0.0395in" fo:background-color="#CCCC99">
        <style:tab-stops/>
      </style:paragraph-properties>
      <style:text-properties fo:hyphenate="false"/>
    </style:style>
    <style:style style:name="Titulo" style:display-name="Titulo" style:family="paragraph">
      <style:paragraph-properties fo:text-align="end"/>
      <style:text-properties style:font-name="Arial" style:font-name-asian="Arial" style:font-name-complex="Arial" fo:text-transform="uppercase" fo:color="#336633" fo:font-size="16pt" style:font-size-asian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7722in"/>
        </style:tab-stops>
      </style:paragraph-properties>
      <style:text-properties style:font-name="Verdana" style:font-name-asian="Verdana" style:font-name-complex="Verdana" fo:font-weight="bold" style:font-weight-asian="bold" fo:font-size="10.5pt" style:font-size-asian="10.5pt" fo:hyphenate="false"/>
    </style:style>
    <style:style style:name="Piedefoto" style:display-name="Pie de foto" style:family="paragraph" style:parent-style-name="Textbody">
      <style:paragraph-properties fo:text-align="center"/>
      <style:text-properties fo:font-size="10pt" style:font-size-asian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5756in"/>
        </style:tab-stops>
      </style:paragraph-properties>
      <style:text-properties style:font-name="Verdana" style:font-name-asian="Verdana" style:font-name-complex="Verdana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791in"/>
        </style:tab-stops>
      </style:paragraph-properties>
      <style:text-properties style:font-name="Verdana" style:font-name-asian="Verdana" style:font-name-complex="Verdana" fo:font-size="10pt" style:font-size-asian="10pt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826in"/>
        </style:tab-stops>
      </style:paragraph-properties>
      <style:text-properties style:font-name="Verdana" style:font-name-asian="Verdana" style:font-name-complex="Verdana" fo:font-style="italic" style:font-style-asian="italic" fo:font-size="10pt" style:font-size-asian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umbering1" style:display-name="Numbering 1">
      <text:list-level-style-number text:level="1" style:num-prefix=" " style:num-suffix=" 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prefix=" " style:num-suffix=" " style:num-format="1" text:display-levels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prefix=" " style:num-suffix=" " style:num-format="1" text:display-levels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prefix=" " style:num-suffix=" " style:num-format="1" text:display-levels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prefix=" " style:num-suffix=" " style:num-format="1" text:display-levels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programación<text:s/><text:tab/><text:tab/>UD07. funciones</text:p>
      </style:header>
      <style:footer>
        <text:p text:style-name="Piedepágina">CFGS. Desarrollo de Aplicaciones WEB<text:tab/><text:tab/>1.<text:page-number text:fixed="false">5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tilla CEED (1)</dc:title>
    <meta:initial-creator>maria</meta:initial-creator>
    <dc:creator>maria</dc:creator>
    <meta:creation-date>2021-01-07T11:31:00Z</meta:creation-date>
    <dc:date>2021-01-07T11:40:00Z</dc:date>
    <meta:print-date>2021-01-07T11:25:00Z</meta:print-date>
    <meta:template xlink:href="Plantilla%20CEED%20(1).ott" xlink:type="simple"/>
    <meta:editing-cycles>3</meta:editing-cycles>
    <meta:editing-duration>PT0S</meta:editing-duration>
    <meta:document-statistic meta:page-count="1" meta:paragraph-count="3" meta:word-count="248" meta:character-count="1613" meta:row-count="11" meta:non-whitespace-character-count="1368"/>
  </office:meta>
</office:document-meta>
</file>